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Grande" svg:font-family="'Lucida Grande', Lucida, Arial, sans-serif"/>
    <style:font-face style:name="Monaco" svg:font-family="Monaco, Menl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SimSun1" svg:font-family="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209in" style:line-height-at-least="0.1354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209in" style:line-height-at-least="0.1354in" fo:widows="1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style:line-height-at-least="0.1252in" fo:widows="1" fo:text-indent="0in" style:auto-text-indent="false" fo:padding="0in" fo:border="none"/>
    </style:style>
    <style:style style:name="P4" style:family="paragraph" style:parent-style-name="Text_20_body">
      <style:paragraph-properties fo:margin-top="0.052in" fo:margin-bottom="0.052in" style:line-height-at-least="0.1354in" fo:widows="1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5" style:family="paragraph" style:parent-style-name="Preformatted_20_Text">
      <style:paragraph-properties fo:margin-left="0.0835in" fo:margin-right="0.0835in" fo:margin-top="0.0835in" fo:margin-bottom="0.0835in" fo:line-height="125%" fo:widows="1" fo:text-indent="0in" style:auto-text-indent="false" fo:padding="0.1043in" fo:border="0.0008in solid #c6c9cc"/>
      <style:text-properties fo:font-variant="normal" fo:text-transform="none" fo:color="#333333" style:font-name="Monaco" fo:font-size="9.75pt" fo:letter-spacing="normal" fo:font-style="normal" fo:font-weight="normal"/>
    </style:style>
    <style:style style:name="P6" style:family="paragraph" style:parent-style-name="Preformatted_20_Text">
      <style:paragraph-properties fo:margin-left="0.0835in" fo:margin-right="0.0835in" fo:margin-top="0.0835in" fo:margin-bottom="0.0835in" fo:line-height="125%" fo:widows="1" fo:text-indent="0in" style:auto-text-indent="false" fo:padding="0.1043in" fo:border="0.0008in solid #c6c9cc"/>
      <style:text-properties fo:font-variant="normal" fo:text-transform="none" fo:color="#333333" fo:letter-spacing="normal"/>
    </style:style>
    <style:style style:name="P7" style:family="paragraph" style:parent-style-name="Preformatted_20_Text">
      <style:paragraph-properties fo:margin-left="0.0835in" fo:margin-right="0.0835in" fo:margin-top="0.0835in" fo:margin-bottom="0.0835in" fo:line-height="125%" fo:widows="1" fo:text-indent="0in" style:auto-text-indent="false" fo:padding="0.1043in" fo:border="0.0008in solid #c6c9cc"/>
    </style:style>
    <style:style style:name="P8" style:family="paragraph" style:parent-style-name="Heading_20_1">
      <style:text-properties fo:font-variant="normal" fo:text-transform="none" fo:color="#000000" style:font-name="Helvetica Neue" fo:font-size="15pt" fo:letter-spacing="normal" fo:font-style="normal" fo:font-weight="normal"/>
    </style:style>
    <style:style style:name="T1" style:family="text">
      <style:text-properties fo:color="#000088"/>
    </style:style>
    <style:style style:name="T2" style:family="text">
      <style:text-properties fo:color="#000088" style:font-name="Monaco" fo:font-size="9.7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Monaco" fo:font-size="9.75pt" fo:font-style="normal" fo:font-weight="normal"/>
    </style:style>
    <style:style style:name="T5" style:family="text">
      <style:text-properties fo:color="#660066"/>
    </style:style>
    <style:style style:name="T6" style:family="text">
      <style:text-properties fo:color="#660066" style:font-name="Monaco" fo:font-size="9.75pt" fo:font-style="normal" fo:font-weight="normal"/>
    </style:style>
    <style:style style:name="T7" style:family="text">
      <style:text-properties fo:color="#666600"/>
    </style:style>
    <style:style style:name="T8" style:family="text">
      <style:text-properties fo:color="#666600" style:font-name="Monaco" fo:font-size="9.75pt" fo:font-style="normal" fo:font-weight="normal"/>
    </style:style>
    <style:style style:name="T9" style:family="text">
      <style:text-properties fo:color="#880000" style:font-name="Monaco" fo:font-size="9.75pt" fo:font-style="normal" fo:font-weight="normal"/>
    </style:style>
    <style:style style:name="T10" style:family="text">
      <style:text-properties fo:color="#006666" style:font-name="Monaco" fo:font-size="9.75pt" fo:font-style="normal" fo:font-weight="normal"/>
    </style:style>
    <style:style style:name="T11" style:family="text">
      <style:text-properties fo:font-variant="normal" fo:text-transform="none" fo:color="#448ab6" style:text-line-through-style="none" style:font-name="Lucida Grande" fo:font-size="7.5pt" fo:letter-spacing="normal" fo:font-style="normal" style:text-underline-style="none" fo:font-weight="normal" style:text-blink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yna solution (visible for a few days only)</text:h>
      <text:section text:style-name="Sect1" text:name="questionText">
        <text:p text:style-name="P1">I am posting here my solution to the Dyna part of MC3-P3.  I will remove it in a day or two because I don't want it to fall into the wrong hands.  Please do not interpret this post as an "OK" to post your solution because I don't want to have to track down other solution posts.  However, do feel free to critique my solution if you like.</text:p>
        <text:p text:style-name="P2"> </text:p>
        <text:p text:style-name="P1">I chose to follow the route of logging experience tuples then sampling from them (rather than building models of T and R).  You might be grumpy at me for doing that :-). I suspect the quality of the sampling approach is not quite as good as the T and R approach. </text:p>
        <text:p text:style-name="P2"> </text:p>
        <text:p text:style-name="P1">Here it is, with all non-dyna stuff ...snipped...</text:p>
        <text:p text:style-name="P2"> </text:p>
        <text:p text:style-name="P5"><text:span text:style-name="T1">class</text:span><text:span text:style-name="T3"> </text:span><text:span text:style-name="T5">QLearner</text:span><text:span text:style-name="T7">(</text:span><text:span text:style-name="T1">object</text:span><text:span text:style-name="T7">):</text:span></text:p>
        <text:p text:style-name="P6"><text:span text:style-name="T3"><text:s text:c="4"/></text:span><text:span text:style-name="T2">def</text:span><text:span text:style-name="T4"> __init__</text:span><text:span text:style-name="T8">(</text:span><text:span text:style-name="T2">self</text:span><text:span text:style-name="T8">,</text:span><text:span text:style-name="T4"> </text:span></text:p>
        <text:p text:style-name="P6"><text:span text:style-name="T3"><text:s text:c="4"/></text:span><text:span text:style-name="T8">...</text:span><text:span text:style-name="T4">snip</text:span><text:span text:style-name="T8">...):</text:span></text:p>
        <text:p text:style-name="P6"><text:span text:style-name="T3"><text:s text:c="8"/></text:span><text:span text:style-name="T2">self</text:span><text:span text:style-name="T8">.</text:span><text:span text:style-name="T4">dyna </text:span><text:span text:style-name="T8">=</text:span><text:span text:style-name="T4"> dyna</text:span></text:p>
        <text:p text:style-name="P6"><text:span text:style-name="T3"><text:s text:c="8"/></text:span><text:span text:style-name="T8">...</text:span><text:span text:style-name="T4">snip</text:span><text:span text:style-name="T8">...</text:span></text:p>
        <text:p text:style-name="P6"><text:span text:style-name="T3"><text:s text:c="8"/></text:span><text:span text:style-name="T9"># For dyna</text:span></text:p>
        <text:p text:style-name="P6"><text:span text:style-name="T3"><text:s text:c="8"/></text:span><text:span text:style-name="T2">self</text:span><text:span text:style-name="T8">.</text:span><text:span text:style-name="T4">M </text:span><text:span text:style-name="T8">=</text:span><text:span text:style-name="T4"> </text:span><text:span text:style-name="T10">1000</text:span><text:span text:style-name="T4"> </text:span><text:span text:style-name="T9"># how large of a circular list to keep</text:span></text:p>
        <text:p text:style-name="P6"><text:span text:style-name="T3"><text:s text:c="8"/></text:span><text:span text:style-name="T2">self</text:span><text:span text:style-name="T8">.</text:span><text:span text:style-name="T6">Tloc</text:span><text:span text:style-name="T4"> </text:span><text:span text:style-name="T8">=</text:span><text:span text:style-name="T4"> </text:span><text:span text:style-name="T10">0</text:span><text:span text:style-name="T4"> </text:span><text:span text:style-name="T9"># where we are within our experience memory</text:span></text:p>
        <text:p text:style-name="P6"><text:span text:style-name="T3"><text:s text:c="8"/></text:span><text:span text:style-name="T2">self</text:span><text:span text:style-name="T8">.</text:span><text:span text:style-name="T4">E </text:span><text:span text:style-name="T8">=</text:span><text:span text:style-name="T4"> np</text:span><text:span text:style-name="T8">.</text:span><text:span text:style-name="T4">zeros</text:span><text:span text:style-name="T8">((</text:span><text:span text:style-name="T2">self</text:span><text:span text:style-name="T8">.</text:span><text:span text:style-name="T4">M</text:span><text:span text:style-name="T8">,</text:span><text:span text:style-name="T10">4</text:span><text:span text:style-name="T8">))</text:span><text:span text:style-name="T4"> </text:span><text:span text:style-name="T9"># array of experiences s, a, s', r</text:span></text:p>
        <text:p text:style-name="P7"/>
        <text:p text:style-name="P6"><text:span text:style-name="T3"><text:s text:c="4"/></text:span><text:span text:style-name="T2">def</text:span><text:span text:style-name="T4"> querysetstate</text:span><text:span text:style-name="T8">(</text:span><text:span text:style-name="T2">self</text:span><text:span text:style-name="T8">,</text:span><text:span text:style-name="T4"> s</text:span><text:span text:style-name="T8">):</text:span></text:p>
        <text:p text:style-name="P6"><text:span text:style-name="T3"><text:s text:c="8"/></text:span><text:span text:style-name="T9">#no dyna stuff here</text:span></text:p>
        <text:p text:style-name="P7"/>
        <text:p text:style-name="P6"><text:span text:style-name="T3"><text:s text:c="4"/></text:span><text:span text:style-name="T2">def</text:span><text:span text:style-name="T4"> query</text:span><text:span text:style-name="T8">(</text:span><text:span text:style-name="T2">self</text:span><text:span text:style-name="T8">,</text:span><text:span text:style-name="T4">s_prime</text:span><text:span text:style-name="T8">,</text:span><text:span text:style-name="T4">r</text:span><text:span text:style-name="T8">):</text:span></text:p>
        <text:p text:style-name="P6"><text:span text:style-name="T3"><text:s text:c="8"/></text:span><text:span text:style-name="T8">...</text:span><text:span text:style-name="T4">snip</text:span><text:span text:style-name="T8">...</text:span></text:p>
        <text:p text:style-name="P6"><text:span text:style-name="T3"><text:s text:c="8"/></text:span><text:span text:style-name="T9"># log the experience tuple in circular list</text:span></text:p>
        <text:p text:style-name="P6"><text:span text:style-name="T3"><text:s text:c="8"/></text:span><text:span text:style-name="T2">self</text:span><text:span text:style-name="T8">.</text:span><text:span text:style-name="T6">Tloc</text:span><text:span text:style-name="T4"> </text:span><text:span text:style-name="T8">=</text:span><text:span text:style-name="T4"> </text:span><text:span text:style-name="T8">(</text:span><text:span text:style-name="T2">self</text:span><text:span text:style-name="T8">.</text:span><text:span text:style-name="T6">Tloc</text:span><text:span text:style-name="T8">+</text:span><text:span text:style-name="T10">1</text:span><text:span text:style-name="T8">)</text:span><text:span text:style-name="T4"> </text:span><text:span text:style-name="T8">%</text:span><text:span text:style-name="T4"> </text:span><text:span text:style-name="T2">self</text:span><text:span text:style-name="T8">.</text:span><text:span text:style-name="T4">M</text:span></text:p>
        <text:p text:style-name="P6"><text:span text:style-name="T3"><text:s text:c="8"/></text:span><text:span text:style-name="T2">self</text:span><text:span text:style-name="T8">.</text:span><text:span text:style-name="T4">E</text:span><text:span text:style-name="T8">[</text:span><text:span text:style-name="T2">self</text:span><text:span text:style-name="T8">.</text:span><text:span text:style-name="T6">Tloc</text:span><text:span text:style-name="T8">,:]</text:span><text:span text:style-name="T4"> </text:span><text:span text:style-name="T8">=</text:span><text:span text:style-name="T4"> </text:span><text:span text:style-name="T8">[</text:span><text:span text:style-name="T4">s</text:span><text:span text:style-name="T8">,</text:span><text:span text:style-name="T4"> a</text:span><text:span text:style-name="T8">,</text:span><text:span text:style-name="T4"> s_prime</text:span><text:span text:style-name="T8">,</text:span><text:span text:style-name="T4"> r</text:span><text:span text:style-name="T8">]</text:span></text:p>
        <text:p text:style-name="P7"/>
        <text:p text:style-name="P6"><text:span text:style-name="T3"><text:s text:c="8"/></text:span><text:span text:style-name="T9"># Dyna</text:span></text:p>
        <text:p text:style-name="P6"><text:soft-page-break/><text:span text:style-name="T3"><text:s text:c="8"/></text:span><text:span text:style-name="T2">for</text:span><text:span text:style-name="T4"> i </text:span><text:span text:style-name="T2">in</text:span><text:span text:style-name="T4"> range</text:span><text:span text:style-name="T8">(</text:span><text:span text:style-name="T10">0</text:span><text:span text:style-name="T8">,</text:span><text:span text:style-name="T2">self</text:span><text:span text:style-name="T8">.</text:span><text:span text:style-name="T4">dyna</text:span><text:span text:style-name="T8">):</text:span></text:p>
        <text:p text:style-name="P6"><text:span text:style-name="T3"><text:s text:c="12"/></text:span><text:span text:style-name="T4">row </text:span><text:span text:style-name="T8">=</text:span><text:span text:style-name="T4"> rand</text:span><text:span text:style-name="T8">.</text:span><text:span text:style-name="T4">randint</text:span><text:span text:style-name="T8">(</text:span><text:span text:style-name="T10">0</text:span><text:span text:style-name="T8">,</text:span><text:span text:style-name="T2">self</text:span><text:span text:style-name="T8">.</text:span><text:span text:style-name="T4">M</text:span><text:span text:style-name="T8">)</text:span><text:span text:style-name="T4"> </text:span><text:span text:style-name="T9"># choose a random row</text:span></text:p>
        <text:p text:style-name="P6"><text:span text:style-name="T3"><text:s text:c="12"/></text:span><text:span text:style-name="T4">ds</text:span><text:span text:style-name="T8">,</text:span><text:span text:style-name="T4"> da</text:span><text:span text:style-name="T8">,</text:span><text:span text:style-name="T4"> ds_prime</text:span><text:span text:style-name="T8">,</text:span><text:span text:style-name="T4"> dr </text:span><text:span text:style-name="T8">=</text:span><text:span text:style-name="T4"> </text:span><text:span text:style-name="T2">self</text:span><text:span text:style-name="T8">.</text:span><text:span text:style-name="T4">E</text:span><text:span text:style-name="T8">[</text:span><text:span text:style-name="T4">row</text:span><text:span text:style-name="T8">,:]</text:span></text:p>
        <text:p text:style-name="P6"><text:span text:style-name="T3"><text:s text:c="12"/></text:span><text:span text:style-name="T4">improved </text:span><text:span text:style-name="T8">=</text:span><text:span text:style-name="T4"> dr </text:span><text:span text:style-name="T8">+</text:span><text:span text:style-name="T4"> gamma</text:span><text:span text:style-name="T8">*</text:span><text:span text:style-name="T2">self</text:span><text:span text:style-name="T8">.</text:span><text:span text:style-name="T4">Q</text:span><text:span text:style-name="T8">[</text:span><text:span text:style-name="T4">ds_prime</text:span><text:span text:style-name="T8">,:].</text:span><text:span text:style-name="T4">max</text:span><text:span text:style-name="T8">()</text:span></text:p>
        <text:p text:style-name="P6"><text:span text:style-name="T3"><text:s text:c="12"/></text:span><text:span text:style-name="T2">self</text:span><text:span text:style-name="T8">.</text:span><text:span text:style-name="T4">Q</text:span><text:span text:style-name="T8">[</text:span><text:span text:style-name="T4">ds</text:span><text:span text:style-name="T8">,</text:span><text:span text:style-name="T4">da</text:span><text:span text:style-name="T8">]</text:span><text:span text:style-name="T4"> </text:span><text:span text:style-name="T8">=</text:span><text:span text:style-name="T4"> </text:span><text:span text:style-name="T8">(</text:span><text:span text:style-name="T10">1</text:span><text:span text:style-name="T8">-</text:span><text:span text:style-name="T4">alpha</text:span><text:span text:style-name="T8">)*</text:span><text:span text:style-name="T2">self</text:span><text:span text:style-name="T8">.</text:span><text:span text:style-name="T4">Q</text:span><text:span text:style-name="T8">[</text:span><text:span text:style-name="T4">ds</text:span><text:span text:style-name="T8">,</text:span><text:span text:style-name="T4">da</text:span><text:span text:style-name="T8">]</text:span><text:span text:style-name="T4"> </text:span><text:span text:style-name="T8">+</text:span><text:span text:style-name="T4"> alpha</text:span><text:span text:style-name="T8">*</text:span><text:span text:style-name="T4">improved</text:span></text:p>
        <text:p text:style-name="P2"> </text:p>
        <text:p text:style-name="P4"><text:line-break/></text:p>
      </text:section>
      <text:p text:style-name="P3"><text:a xlink:type="simple" xlink:href="https://piazza.com/class/idadrtx18nie1?cid=1772#" text:style-name="Internet_20_link" text:visited-style-name="Visited_20_Internet_20_Link"><text:span text:style-name="T11">mc3-project-3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Lucida Grande" svg:font-family="'Lucida Grande', Lucida, Arial, sans-serif"/>
    <style:font-face style:name="Monaco" svg:font-family="Monaco, Menl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SimSun1" svg:font-family="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SimSun1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$Win32 OpenOffice.org_project/411m6$Build-9775</meta:generator>
    <dc:date>2015-12-09T22:20:10.37</dc:date>
    <meta:document-statistic meta:table-count="0" meta:image-count="0" meta:object-count="0" meta:page-count="2" meta:paragraph-count="32" meta:word-count="241" meta:character-count="1563"/>
    <dc:creator>Yan Si</dc:creator>
    <meta:user-defined meta:name="Info 1"/>
    <meta:user-defined meta:name="Info 2"/>
    <meta:user-defined meta:name="Info 3"/>
    <meta:user-defined meta:name="Info 4"/>
  </office:meta>
</office:document-meta>
</file>